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officeooo:rsid="0008181c" officeooo:paragraph-rsid="0008181c" style:font-size-asian="30pt" style:font-weight-asian="bold" style:font-size-complex="3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181c" officeooo:paragraph-rsid="0008dfa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98625" officeooo:paragraph-rsid="0009862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b834e" officeooo:paragraph-rsid="000b834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c7d0e" officeooo:paragraph-rsid="000c7d0e" style:font-size-asian="10.5pt" style:font-weight-asian="normal" style:font-size-complex="12pt" style:font-weight-complex="normal"/>
    </style:style>
    <style:style style:name="T1" style:family="text">
      <style:text-properties officeooo:rsid="0008dfaf"/>
    </style:style>
    <style:style style:name="T2" style:family="text">
      <style:text-properties officeooo:rsid="000b83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DE ESTILO</text:p>
      <text:p text:style-name="P2">Tipografia general: </text:p>
      <text:p text:style-name="P2"><text:span text:style-name="T1"><text:tab/>Fuente de la letra: fantasy</text:span></text:p>
      <text:p text:style-name="P2"><text:tab/><text:span text:style-name="T1">Tamaño: 20px;</text:span></text:p>
      <text:p text:style-name="P2"/>
      <text:p text:style-name="P5">cabecera: </text:p>
      <text:p text:style-name="P5"><text:tab/>logo:</text:p>
      <text:p text:style-name="P5"><text:tab/>navbar: color de fono</text:p>
      <text:p text:style-name="P5"/>
      <text:p text:style-name="P3">h2: titulos del index, <text:span text:style-name="T2">de categorias, producto, registro y contacto</text:span> </text:p>
      <text:p text:style-name="P3">h3: <text:span text:style-name="T2">titulos nombre del articulo, nombre de las categorias y nombre de los productos</text:span></text:p>
      <text:p text:style-name="P4">form:</text:p>
      <text:p text:style-name="P4"><text:tab/>label:</text:p>
      <text:p text:style-name="P4"><text:tab/>in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8:12:21.511258180</meta:creation-date>
    <dc:date>2020-02-07T20:24:19.533966502</dc:date>
    <meta:editing-duration>PT1H41M2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45" meta:character-count="284" meta:non-whitespace-character-count="242"/>
  </office:meta>
</office:document-meta>
</file>